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udemy sans1" svg:font-family="'udemy sans', apple-system, BlinkMacSystemFont, Roboto, 'segoe ui', Helvetica, Arial, sans-serif, 'apple color emoji', 'segoe ui emoji', 'segoe ui symbol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line-height="120%" fo:orphans="2" fo:widows="2" fo:text-indent="0in" style:auto-text-indent="false"/>
      <style:text-properties fo:font-variant="normal" fo:text-transform="none" fo:color="#1c1d1f" style:font-name="udemy sans1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60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c1d1f" style:font-name="udemy sans" fo:font-size="12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1c1d1f" style:font-name="udemy sans" fo:font-size="12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b4690e" style:font-name="sfmono-regular" fo:font-size="12.75pt" fo:letter-spacing="normal" fo:font-style="normal" fo:font-weight="normal" fo:background-color="#ffffff" loext:char-shading-value="0" loext:padding="0.0193in" loext:border="0.06pt solid #d1d7dc"/>
    </style:style>
    <style:style style:name="T3" style:family="text">
      <style:text-properties fo:font-variant="normal" fo:text-transform="none" fo:color="#b4690e" style:font-name="sfmono-regular" fo:font-size="10.5pt" fo:letter-spacing="normal" fo:font-style="normal" fo:font-weight="normal" fo:background-color="#ffffff" loext:char-shading-value="0" loext:padding="0.0193in" loext:border="0.06pt solid #d1d7dc"/>
    </style:style>
    <style:style style:name="T4" style:family="text">
      <style:text-properties fo:font-variant="normal" fo:text-transform="none" fo:color="#5624d0" style:font-name="udemy sans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5" style:family="text">
      <style:text-properties fo:font-variant="normal" fo:text-transform="none" fo:color="#5624d0" style:text-line-through-style="none" style:text-line-through-type="none" style:font-name="udemy sans" fo:font-size="12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401b9c" style:text-line-through-style="none" style:text-line-through-type="none" style:font-name="udemy sans" fo:font-size="12pt" fo:letter-spacing="normal" fo:font-style="normal" style:text-underline-style="none" fo:font-weight="normal" style:text-blinking="false" loext:padding="0in" loext:border="none"/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Array Functions</text:p>
      <text:p text:style-name="P2"><text:span text:style-name="T1">Not really next-gen JavaScript, but also important: JavaScript array functions like </text:span><text:span text:style-name="Source_20_Text"><text:span text:style-name="T2">map()</text:span></text:span><text:span text:style-name="T1"> , </text:span><text:span text:style-name="Source_20_Text"><text:span text:style-name="T2">filter()</text:span></text:span><text:span text:style-name="T1"> , </text:span><text:span text:style-name="Source_20_Text"><text:span text:style-name="T2">reduce() </text:span></text:span><text:span text:style-name="T1"> etc.</text:span></text:p>
      <text:p text:style-name="P4">You'll see me use them quite a bit since a lot of React concepts rely on working with arrays (in immutable ways).</text:p>
      <text:p text:style-name="P2"><text:span text:style-name="T1">The following page gives a good overview over the various methods you can use on the array prototype - feel free to click through them and refresh your knowledge as required: </text:span><text:a xlink:type="simple" xlink:href="https://developer.mozilla.org/en-US/docs/Web/JavaScript/Reference/Global_Objects/Array" office:target-frame-name="_blank" xlink:show="new" text:style-name="Internet_20_link" text:visited-style-name="Visited_20_Internet_20_Link"><text:span text:style-name="T4">https://developer.mozilla.org/en-US/docs/Web/JavaScript/Reference/Global_Objects/Array</text:span></text:a></text:p>
      <text:p text:style-name="P4">Particularly important in this course are:</text:p>
      <text:list xml:id="list918245976" text:style-name="L1">
        <text:list-item>
          <text:p text:style-name="P3"><text:span text:style-name="Source_20_Text"><text:span text:style-name="T3">map()</text:span></text:span><text:span text:style-name="T1">  =&gt; </text:span><text:a xlink:type="simple" xlink:href="https://developer.mozilla.org/en-US/docs/Web/JavaScript/Reference/Global_Objects/Array/map" office:target-frame-name="_blank" xlink:show="new" text:style-name="Internet_20_link" text:visited-style-name="Visited_20_Internet_20_Link"><text:span text:style-name="T5">https://developer.mozilla.org/en-US/docs/Web/JavaScript/Reference/Global_Objects/Array/map</text:span></text:a></text:p>
        </text:list-item>
        <text:list-item>
          <text:p text:style-name="P3"><text:span text:style-name="Source_20_Text"><text:span text:style-name="T3">find()</text:span></text:span><text:span text:style-name="T1">  =&gt; </text:span><text:a xlink:type="simple" xlink:href="https://developer.mozilla.org/en-US/docs/Web/JavaScript/Reference/Global_Objects/Array/find" office:target-frame-name="_blank" xlink:show="new" text:style-name="Internet_20_link" text:visited-style-name="Visited_20_Internet_20_Link"><text:span text:style-name="T5">https://developer.mozilla.org/en-US/docs/Web/JavaScript/Reference/Global_Objects/Array/find</text:span></text:a></text:p>
        </text:list-item>
        <text:list-item>
          <text:p text:style-name="P3"><text:span text:style-name="Source_20_Text"><text:span text:style-name="T3">findIndex()</text:span></text:span><text:span text:style-name="T1">  =&gt; </text:span><text:a xlink:type="simple" xlink:href="https://developer.mozilla.org/en-US/docs/Web/JavaScript/Reference/Global_Objects/Array/findIndex" office:target-frame-name="_blank" xlink:show="new" text:style-name="Internet_20_link" text:visited-style-name="Visited_20_Internet_20_Link"><text:span text:style-name="T5">https://developer.mozilla.org/en-US/docs/Web/JavaScript/Reference/Global_Objects/Array/findIndex</text:span></text:a></text:p>
        </text:list-item>
        <text:list-item>
          <text:p text:style-name="P3"><text:span text:style-name="Source_20_Text"><text:span text:style-name="T3">filter()</text:span></text:span><text:span text:style-name="T1">  =&gt; </text:span><text:a xlink:type="simple" xlink:href="https://developer.mozilla.org/en-US/docs/Web/JavaScript/Reference/Global_Objects/Array/filter" office:target-frame-name="_blank" xlink:show="new" text:style-name="Internet_20_link" text:visited-style-name="Visited_20_Internet_20_Link"><text:span text:style-name="T5">https://developer.mozilla.org/en-US/docs/Web/JavaScript/Reference/Global_Objects/Array/filter</text:span></text:a></text:p>
        </text:list-item>
        <text:list-item>
          <text:p text:style-name="P3"><text:span text:style-name="Source_20_Text"><text:span text:style-name="T3">reduce()</text:span></text:span><text:span text:style-name="T1">  =&gt; </text:span><text:a xlink:type="simple" xlink:href="https://developer.mozilla.org/en-US/docs/Web/JavaScript/Reference/Global_Objects/Array/Reduce?v=b" office:target-frame-name="_blank" xlink:show="new" text:style-name="Internet_20_link" text:visited-style-name="Visited_20_Internet_20_Link"><text:span text:style-name="T5">https://developer.mozilla.org/en-US/docs/Web/JavaScript/Reference/Global_Objects/Array/Reduce?v=b</text:span></text:a></text:p>
        </text:list-item>
        <text:list-item>
          <text:p text:style-name="P3"><text:span text:style-name="Source_20_Text"><text:span text:style-name="T3">concat()</text:span></text:span><text:span text:style-name="T1">  =&gt; </text:span><text:a xlink:type="simple" xlink:href="https://developer.mozilla.org/en-US/docs/Web/JavaScript/Reference/Global_Objects/Array/concat?v=b" office:target-frame-name="_blank" xlink:show="new" text:style-name="Internet_20_link" text:visited-style-name="Visited_20_Internet_20_Link"><text:span text:style-name="T6">https://developer.mozilla.org/en-US/docs/Web/JavaScript/Reference/Global_Objects/Array/concat?v=b</text:span></text:a></text:p>
        </text:list-item>
        <text:list-item>
          <text:p text:style-name="P3"><text:span text:style-name="Source_20_Text"><text:span text:style-name="T3">slice()</text:span></text:span><text:span text:style-name="T1">  =&gt; </text:span><text:a xlink:type="simple" xlink:href="https://developer.mozilla.org/en-US/docs/Web/JavaScript/Reference/Global_Objects/Array/slice" office:target-frame-name="_blank" xlink:show="new" text:style-name="Internet_20_link" text:visited-style-name="Visited_20_Internet_20_Link"><text:span text:style-name="T5">https://developer.mozilla.org/en-US/docs/Web/JavaScript/Reference/Global_Objects/Array/slice</text:span></text:a></text:p>
        </text:list-item>
        <text:list-item>
          <text:p text:style-name="P3"><text:span text:style-name="Source_20_Text"><text:span text:style-name="T3">splice()</text:span></text:span><text:span text:style-name="T1">  =&gt; </text:span><text:a xlink:type="simple" xlink:href="https://developer.mozilla.org/en-US/docs/Web/JavaScript/Reference/Global_Objects/Array/splice" office:target-frame-name="_blank" xlink:show="new" text:style-name="Internet_20_link" text:visited-style-name="Visited_20_Internet_20_Link"><text:span text:style-name="T5">https://developer.mozilla.org/en-US/docs/Web/JavaScript/Reference/Global_Objects/Array/splice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udemy sans1" svg:font-family="'udemy sans', apple-system, BlinkMacSystemFont, Roboto, 'segoe ui', Helvetica, Arial, sans-serif, 'apple color emoji', 'segoe ui emoji', 'segoe ui symbol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11:34:07.251303385</meta:creation-date>
    <dc:date>2023-04-28T11:34:46.764132711</dc:date>
    <meta:editing-duration>PT39S</meta:editing-duration>
    <meta:editing-cycles>1</meta:editing-cycles>
    <meta:document-statistic meta:table-count="0" meta:image-count="0" meta:object-count="0" meta:page-count="1" meta:paragraph-count="13" meta:word-count="112" meta:character-count="1409" meta:non-whitespace-character-count="1309"/>
    <meta:generator>LibreOffice/6.4.7.2$Linux_X86_64 LibreOffice_project/40$Build-2</meta:generator>
  </office:meta>
</office:document-meta>
</file>